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800000070E8186428.jpg" manifest:media-type=""/>
  <manifest:file-entry manifest:full-path="Pictures/100000000000018700000061FAE4610B.jpg" manifest:media-type=""/>
  <manifest:file-entry manifest:full-path="Pictures/1000000000000425000000924F85EBB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975*"/>
    </style:style>
    <style:style style:name="Tabela1.B" style:family="table-column">
      <style:table-column-properties style:column-width="8.414cm" style:rel-column-width="4770*"/>
    </style:style>
    <style:style style:name="Tabela1.C" style:family="table-column">
      <style:table-column-properties style:column-width="3.18cm" style:rel-column-width="1803*"/>
    </style:style>
    <style:style style:name="Tabela1.D" style:family="table-column">
      <style:table-column-properties style:column-width="4.44cm" style:rel-column-width="251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-asian="Bookman Old Style" style:font-name-complex="Bookman Old Style"/>
    </style:style>
    <style:style style:name="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5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6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font-weight="bold" officeooo:paragraph-rsid="002b509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1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Heading_20_5"/>
    <style:style style:name="P16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-asian="Bookman Old Style" style:font-name-complex="Bookman Old Style"/>
    </style:style>
    <style:style style:name="T3" style:family="text">
      <style:text-properties style:font-name-asian="Tahoma"/>
    </style:style>
    <style:style style:name="T4" style:family="text">
      <style:text-properties fo:color="#e36c0a"/>
    </style:style>
    <style:style style:name="T5" style:family="text">
      <style:text-properties fo:font-weight="bold" officeooo:rsid="001fac1e" style:font-weight-asian="bold" style:font-weight-complex="bold"/>
    </style:style>
    <style:style style:name="T6" style:family="text">
      <style:text-properties officeooo:rsid="001fac1e"/>
    </style:style>
    <style:style style:name="T7" style:family="text">
      <style:text-properties officeooo:rsid="00217020"/>
    </style:style>
    <style:style style:name="T8" style:family="text">
      <style:text-properties fo:font-weight="normal" officeooo:rsid="001fac1e" style:font-weight-asian="normal" style:font-weight-complex="normal"/>
    </style:style>
    <style:style style:name="T9" style:family="text">
      <style:text-properties fo:font-weight="normal" officeooo:rsid="00217020" style:font-weight-asian="normal" style:font-weight-complex="normal"/>
    </style:style>
    <style:style style:name="T10" style:family="text">
      <style:text-properties fo:font-weight="normal" officeooo:rsid="0022d95c" style:font-weight-asian="normal" style:font-weight-complex="normal"/>
    </style:style>
    <style:style style:name="T11" style:family="text">
      <style:text-properties fo:font-weight="normal" officeooo:rsid="0026b5c5" style:font-weight-asian="normal" style:font-weight-complex="normal"/>
    </style:style>
    <style:style style:name="T12" style:family="text">
      <style:text-properties fo:font-weight="normal" officeooo:rsid="00265e1c" style:font-weight-asian="normal" style:font-weight-complex="normal"/>
    </style:style>
    <style:style style:name="T13" style:family="text">
      <style:text-properties fo:font-weight="normal" officeooo:rsid="00286175" style:font-weight-asian="normal" style:font-weight-complex="normal"/>
    </style:style>
    <style:style style:name="T14" style:family="text">
      <style:text-properties fo:font-weight="normal" officeooo:rsid="002970f7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>
          <table:table-cell table:style-name="table_5f_header.A1" office:value-type="string">
            <text:p text:style-name="P6"><text:span text:style-name="T6">CLIENTE<text:line-break/></text:span><text:span text:style-name="T8">[CLIENTE_</text:span><text:span text:style-name="T11">NOME</text:span><text:span text:style-name="T8">]</text:span></text:p>
          </table:table-cell>
          <table:table-cell table:style-name="table_5f_header.B1" table:number-columns-spanned="3" office:value-type="string">
            <text:p text:style-name="P6"><text:span text:style-name="T6">CONTATO<text:line-break/></text:span><text:span text:style-name="T8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6">ORIGEM<text:line-break/></text:span><text:span text:style-name="T8">[ENDERECO_ORIGEM]</text:span></text:p>
          </table:table-cell>
          <table:table-cell table:style-name="table_5f_header.B2" table:number-columns-spanned="3" office:value-type="string">
            <text:p text:style-name="P8"><text:span text:style-name="T6">BAIRRO<text:line-break/></text:span><text:span text:style-name="T13">[</text:span><text:span text:style-name="T14">BAIRRO_ORIGEM</text:span><text:span text:style-name="T13">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7"><text:span text:style-name="T7">CIDADE<text:line-break/></text:span><text:span text:style-name="T9">[CIDADE_ORIGEM]</text:span></text:p>
          </table:table-cell>
          <table:table-cell table:style-name="table_5f_header.A2" office:value-type="string">
            <text:p text:style-name="P9"><text:span text:style-name="T7">UF<text:line-break/></text:span><text:span text:style-name="T9">[</text:span><text:span text:style-name="T14">ESTADO_ORIGEM</text:span><text:span text:style-name="T9">]</text:span></text:p>
          </table:table-cell>
          <table:table-cell table:style-name="table_5f_header.B2" table:number-columns-spanned="2" office:value-type="string">
            <text:p text:style-name="P7"><text:span text:style-name="T7">CEP<text:line-break/></text:span><text:span text:style-name="T9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6"><text:span text:style-name="T6">DESTINO<text:line-break/></text:span><text:span text:style-name="T9">[ENDERECO_DESTINO]</text:span></text:p>
          </table:table-cell>
          <table:table-cell table:style-name="table_5f_header.B2" table:number-columns-spanned="3" office:value-type="string">
            <text:p text:style-name="P8"><text:span text:style-name="T6">BAIRRO<text:line-break/></text:span><text:span text:style-name="T9">[</text:span><text:span text:style-name="T12">BAIRRO</text:span><text:span text:style-name="T9">_DESTIN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7"><text:span text:style-name="T7">CIDADE<text:line-break/></text:span><text:span text:style-name="T9">[CIDADE_DESTINO]</text:span></text:p>
          </table:table-cell>
          <table:table-cell table:style-name="table_5f_header.A2" office:value-type="string">
            <text:p text:style-name="P7"><text:span text:style-name="T7">UF<text:line-break/></text:span><text:span text:style-name="T9">[</text:span><text:span text:style-name="T10">ESTADO</text:span><text:span text:style-name="T9">_</text:span><text:span text:style-name="T14">DESTINO</text:span><text:span text:style-name="T9">]</text:span></text:p>
          </table:table-cell>
          <table:table-cell table:style-name="table_5f_header.B2" table:number-columns-spanned="2" office:value-type="string">
            <text:p text:style-name="P7"><text:span text:style-name="T7">CEP<text:line-break/></text:span><text:span text:style-name="T9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6"><text:span text:style-name="T6">RESPONSAVEL </text:span><text:span text:style-name="T7">NO LOCAL</text:span><text:span text:style-name="T6"><text:line-break/></text:span><text:span text:style-name="T9">[CONTATO_LOCAL]</text:span></text:p>
          </table:table-cell>
          <table:table-cell table:style-name="table_5f_header.A2" table:number-columns-spanned="2" office:value-type="string">
            <text:p text:style-name="P6"><text:span text:style-name="T6">DATA DA COLETA<text:line-break/></text:span><text:span text:style-name="T9">[DATA_COLETA]</text:span></text:p>
          </table:table-cell>
          <table:covered-table-cell/>
          <table:table-cell table:style-name="table_5f_header.B2" office:value-type="string">
            <text:p text:style-name="P6"><text:span text:style-name="T6">PRZ. ENTREGA<text:line-break/></text:span><text:span text:style-name="T9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5"><text:span text:style-name="T5">OBSERVAÇÃO</text:span><text:span text:style-name="T6"><text:line-break/></text:span><text:span text:style-name="T7">[OBSERVACAO]</text:span></text:p>
          </table:table-cell>
          <table:covered-table-cell/>
          <table:covered-table-cell/>
          <table:covered-table-cell/>
        </table:table-row>
      </table:table>
      <text:p text:style-name="P11"/>
      <text:p text:style-name="P11"/>
      <text:p text:style-name="P12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6">NUMERO</text:p>
          </table:table-cell>
          <table:table-cell table:style-name="Tabela1.A1" office:value-type="string">
            <text:p text:style-name="P17">DESCRICAO</text:p>
          </table:table-cell>
          <table:table-cell table:style-name="Tabela1.A1" office:value-type="string">
            <text:p text:style-name="P17">ESTADO DA PECA</text:p>
          </table:table-cell>
          <table:table-cell table:style-name="Tabela1.D1" office:value-type="string">
            <text:p text:style-name="P17">VALOR PARA SEGURO</text:p>
          </table:table-cell>
        </table:table-row>
        <table:table-row>
          <table:table-cell table:style-name="Tabela1.A2" office:value-type="string">
            <text:p text:style-name="P10">[NUMERO]</text:p>
          </table:table-cell>
          <table:table-cell table:style-name="Tabela1.A2" office:value-type="string">
            <text:p text:style-name="P10">[DESCRICAO]</text:p>
          </table:table-cell>
          <table:table-cell table:style-name="Tabela1.A2" office:value-type="string">
            <text:p text:style-name="P10">[ESTADO]</text:p>
          </table:table-cell>
          <table:table-cell table:style-name="Tabela1.D2" office:value-type="string">
            <text:p text:style-name="P10">[VALOR]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size="8pt" fo:language="pt" fo:country="BR" style:font-name-asian="Calibri" style:font-size-asian="8pt" style:language-asian="zh" style:country-asian="CN" style:font-name-complex="Times New Roman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size="12pt" style:font-name-asian="Times New Roman" style:font-size-asian="12pt" style:font-name-complex="Times New Roman" style:font-size-complex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style:font-name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style:font-name-complex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style:font-name-asian="Calibri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size="12pt" style:font-name-asian="Times New Roman" style:font-size-asian="12pt" style:font-name-complex="Times New Roman" style:font-size-complex="10pt"/>
    </style:style>
    <style:style style:name="Título_20_5_20_Char" style:display-name="Título 5 Char" style:family="text"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Corpo_20_de_20_texto_20_3_20_Char" style:display-name="Corpo de texto 3 Char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-asian="Bookman Old Style" style:font-name-complex="Bookman Old Style"/>
    </style:style>
    <style:style style:name="M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-asian="Bookman Old Style" style:font-name-complex="Bookman Old Style"/>
    </style:style>
    <style:style style:name="MT3" style:family="text">
      <style:text-properties style:font-name-asian="Tahoma"/>
    </style:style>
    <style:style style:name="MT4" style:family="text">
      <style:text-properties fo:color="#e36c0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1" text:anchor-type="as-char" svg:width="8.946cm" svg:height="1.09cm" draw:z-index="0"><draw:image xlink:href="Pictures/1000000000000425000000924F85EBB0.jpg" xlink:type="simple" xlink:show="embed" xlink:actuate="onLoad"/></draw:frame></text:span><text:span text:style-name="MT2"> <text:s text:c="28"/></text:span><text:span text:style-name="MT1"><draw:frame draw:style-name="Mfr1" draw:name="figuras2" text:anchor-type="as-char" svg:width="1.552cm" svg:height="0.953cm" draw:z-index="1"><draw:image xlink:href="Pictures/10000000000000B800000070E8186428.jpg" xlink:type="simple" xlink:show="embed" xlink:actuate="onLoad"/></draw:frame></text:span><text:span text:style-name="MT2"> <text:s text:c="4"/></text:span><text:span text:style-name="MT1"><draw:frame draw:style-name="Mfr1" draw:name="figuras3" text:anchor-type="as-char" svg:width="3.738cm" svg:height="0.949cm" draw:z-index="2"><draw:image xlink:href="Pictures/100000000000018700000061FAE4610B.jpg" xlink:type="simple" xlink:show="embed" xlink:actuate="onLoad"/></draw:frame></text:span><text:span text:style-name="MT2"> <text:s text:c="19"/></text:span></text:p>
        <text:p text:style-name="MP1"><text:s text:c="98"/></text:p>
      </style:header>
      <style:footer>
        <text:h text:style-name="Heading_20_5" text:outline-level="5"><text:span text:style-name="MT3"><text:s text:c="114"/></text:span><text:span text:style-name="MT4">_______________________________________________________________________________</text:span></text:h>
        <text:p text:style-name="MP2">Rua: Álvares Cabral, 919 <text:s/>– Bairro: Serrinha – CEP: 60741-200 - Fortaleza-Ce</text:p>
        <text:p text:style-name="MP2">85 3245.2585 email: comercial@smtransportadora.com.br</text:p>
        <text:p text:style-name="MP3">www.smtransportadora.com.br <text:s/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creator>igor </dc:creator>
    <dc:date>2015-05-06T15:35:09</dc:date>
    <meta:print-date>2014-05-12T09:40:00</meta:print-date>
    <meta:editing-cycles>21</meta:editing-cycles>
    <meta:editing-duration>P23DT22H30M38S</meta:editing-duration>
    <meta:generator>LibreOffice/3.6$Linux_X86_64 LibreOffice_project/2ef5aff-a6fb0ff-166bdff-cf087ad-0f1389</meta:generator>
    <meta:document-statistic meta:table-count="2" meta:image-count="3" meta:object-count="0" meta:page-count="1" meta:paragraph-count="31" meta:word-count="72" meta:character-count="991" meta:non-whitespace-character-count="675"/>
    <meta:user-defined meta:name="Informações 1"/>
    <meta:user-defined meta:name="Informações 2"/>
    <meta:user-defined meta:name="Informações 3"/>
    <meta:user-defined meta:name="Informações 4"/>
  </office:meta>
</office:document-meta>
</file>